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4mm"/>
    </style:style>
    <style:style style:name="co2" style:family="table-column">
      <style:table-column-properties fo:break-before="auto" style:column-width="60.11mm"/>
    </style:style>
    <style:style style:name="co3" style:family="table-column">
      <style:table-column-properties fo:break-before="auto" style:column-width="10.3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20.1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7.36mm"/>
    </style:style>
    <style:style style:name="co12" style:family="table-column">
      <style:table-column-properties fo:break-before="auto" style:column-width="14.61mm"/>
    </style:style>
    <style:style style:name="co13" style:family="table-column">
      <style:table-column-properties fo:break-before="auto" style:column-width="24.55mm"/>
    </style:style>
    <style:style style:name="co14" style:family="table-column">
      <style:table-column-properties fo:break-before="auto" style:column-width="11.43mm"/>
    </style:style>
    <style:style style:name="co15" style:family="table-column">
      <style:table-column-properties fo:break-before="auto" style:column-width="28.36mm"/>
    </style:style>
    <style:style style:name="co16" style:family="table-column">
      <style:table-column-properties fo:break-before="auto" style:column-width="37.25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23.71mm"/>
    </style:style>
    <style:style style:name="co19" style:family="table-column">
      <style:table-column-properties fo:break-before="auto" style:column-width="27.94mm"/>
    </style:style>
    <style:style style:name="co20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Calibri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10" style:family="table-cell" style:parent-style-name="Default" style:data-style-name="N0">
      <style:table-cell-properties fo:background-color="transparent" style:vertical-align="middle"/>
      <style:text-properties style:text-line-through-style="solid" style:text-line-through-type="single" style:font-name="Calibri"/>
    </style:style>
    <style:style style:name="ce11" style:family="table-cell" style:parent-style-name="Default" style:data-style-name="N0">
      <style:table-cell-properties style:vertical-align="middle"/>
      <style:text-properties style:font-name="Calibri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14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5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8"/>
        <table:table-column table:style-name="co17" table:default-cell-style-name="ce1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18" table:number-columns-repeated="999" table:default-cell-style-name="ce9"/>
        <table:table-column table:style-name="co18" table:default-cell-style-name="Default"/>
        <table:table-row table:style-name="ro1">
          <table:table-cell office:value-type="string" calcext:value-type="string">
            <text:p>Link EU</text:p>
          </table:table-cell>
          <table:table-cell table:style-name="ce3" office:value-type="string" calcext:value-type="string">
            <text:p>Item F 3.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Axe-Y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élec</text:p>
          </table:table-cell>
          <table:table-cell office:value-type="string" calcext:value-type="string">
            <text:p>Axe Z</text:p>
          </table:table-cell>
          <table:table-cell office:value-type="string" calcext:value-type="string">
            <text:p>Axe X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Finitions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Entrainement</text:p>
          </table:table-cell>
          <table:table-cell/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https://fr.aliexpress.com/store/product/SANPU-SMPS-150W-12V-DC-Switching-Power-Supply-12A-Constant-Voltage-Single-Output-AC-DC-Transformer/1470529_32828915447.html?spm=a2g0w.12010612.0.0.90b6cd6g4N3iT</text:a></text:p>
          </table:table-cell>
          <table:table-cell office:value-type="string" calcext:value-type="string">
            <text:p>Alimentation 12V 150W 12,5A</text:p>
          </table:table-cell>
          <table:table-cell table:formula="of:=SUM([.D2:.R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https://www.kipp.fr/fr/fr/Produits/El%C3%A9ments-de-man%C5%93uvre-El%C3%A9ments-normalis%C3%A9s/Poussoirs-%C3%A0-ressort-doigt-d-indexage-broches-%C3%A0-billes/K0334-Poussoirs-%C3%A0-ressort-mod%C3%A8le-lisse-plastique.html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D3:.R3])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Boitier Dupont fiche à sertir - F</text:p>
          </table:table-cell>
          <table:table-cell table:formula="of:=SUM([.D4:.R4])"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0"/>
          <table:table-cell table:style-name="ce13"/>
          <table:table-cell table:style-name="ce9"/>
          <table:table-cell table:style-name="ce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itier Dupont 2 pin</text:p>
          </table:table-cell>
          <table:table-cell table:formula="of:=SUM([.D5:.R5]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13"/>
          <table:table-cell table:style-name="ce9"/>
          <table:table-cell table:style-name="ce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able 18 AWG Rouge 100mm</text:p>
          </table:table-cell>
          <table:table-cell table:formula="of:=SUM([.D6:.R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18 AWG Noir 100mm</text:p>
          </table:table-cell>
          <table:table-cell table:formula="of:=SUM([.D7:.R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18 AWG Vert 250mm</text:p>
          </table:table-cell>
          <table:table-cell table:formula="of:=SUM([.D8:.R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18 AWG Rouge 250mm</text:p>
          </table:table-cell>
          <table:table-cell table:formula="of:=SUM([.D9:.R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18 AWG Noir 250mm</text:p>
          </table:table-cell>
          <table:table-cell table:formula="of:=SUM([.D10:.R1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molex 4 jaune-noir</text:p>
          </table:table-cell>
          <table:table-cell table:formula="of:=SUM([.D11:.R1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USB</text:p>
          </table:table-cell>
          <table:table-cell table:formula="of:=SUM([.D12:.R1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moteur JST-Dupont 300mm</text:p>
          </table:table-cell>
          <table:table-cell table:formula="of:=SUM([.D13:.R1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moteur JST-Dupont 500mm</text:p>
          </table:table-cell>
          <table:table-cell table:formula="of:=SUM([.D14:.R14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6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 moteur JST-Molex 700mm</text:p>
          </table:table-cell>
          <table:table-cell table:formula="of:=SUM([.D15:.R15])"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Cable 1000mm Dupont 2 pin</text:p>
          </table:table-cell>
          <table:table-cell table:formula="of:=SUM([.D16:.R16]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arte Elec Minitronics</text:p>
          </table:table-cell>
          <table:table-cell table:formula="of:=SUM([.D17:.R1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rtouche Chauffante 25W</text:p>
          </table:table-cell>
          <table:table-cell table:formula="of:=SUM([.D18:.R18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Clé Allen 1,5mm (STHC M3)</text:p>
          </table:table-cell>
          <table:table-cell table:formula="of:=SUM([.D19:.R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Clé Allen 2,0mm (TFHC M3)</text:p>
          </table:table-cell>
          <table:table-cell table:formula="of:=SUM([.D20:.R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Clé Allen 2,5mm (CHC M3, TBHC M4)</text:p>
          </table:table-cell>
          <table:table-cell table:formula="of:=SUM([.D21:.R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Clé Allen 3,0mm (CHC M4)</text:p>
          </table:table-cell>
          <table:table-cell table:formula="of:=SUM([.D22:.R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Clé plate de 7mm (écrous M4, buse e3D)</text:p>
          </table:table-cell>
          <table:table-cell table:formula="of:=SUM([.D23:.R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olliers de serrage</text:p>
          </table:table-cell>
          <table:table-cell table:formula="of:=SUM([.D24:.R24])" office:value-type="float" office:value="12" calcext:value-type="float">
            <text:p>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don alimentation EU</text:p>
          </table:table-cell>
          <table:table-cell table:formula="of:=SUM([.D25:.R2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ses 1mm</text:p>
          </table:table-cell>
          <table:table-cell table:formula="of:=SUM([.D26:.R26]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6"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osses 1,5mm</text:p>
          </table:table-cell>
          <table:table-cell table:formula="of:=SUM([.D27:.R27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osses 6.35mm</text:p>
          </table:table-cell>
          <table:table-cell table:formula="of:=SUM([.D28:.R28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osses 6.35mm isolation</text:p>
          </table:table-cell>
          <table:table-cell table:formula="of:=SUM([.D29:.R2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osses 4.8mm</text:p>
          </table:table-cell>
          <table:table-cell table:formula="of:=SUM([.D30:.R30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osses 4.8mm isolation</text:p>
          </table:table-cell>
          <table:table-cell table:formula="of:=SUM([.D31:.R31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ourroie GT2 6mm 600mm</text:p>
          </table:table-cell>
          <table:table-cell table:formula="of:=SUM([.D32:.R32])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mbout de cable (1,5mm)</text:p>
          </table:table-cell>
          <table:table-cell table:formula="of:=SUM([.D33:.R33]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mbase passe-cable 25x25x8m</text:p>
          </table:table-cell>
          <table:table-cell table:formula="of:=SUM([.D34:.R34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ilm Chauffant 100x100 mm 90W</text:p>
          </table:table-cell>
          <table:table-cell table:formula="of:=SUM([.D35:.R35])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aine Thermo 4.8-2.4mm 20 mm</text:p>
          </table:table-cell>
          <table:table-cell table:formula="of:=SUM([.D36:.R36])" office:value-type="float" office:value="10" calcext:value-type="float">
            <text:p>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1"/>
          <table:table-cell table:style-name="ce7"/>
          <table:table-cell table:style-name="ce11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aine Spiralée 800mm</text:p>
          </table:table-cell>
          <table:table-cell table:formula="of:=SUM([.D37:.R37])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rille ventilateur 40mm</text:p>
          </table:table-cell>
          <table:table-cell table:formula="of:=SUM([.D38:.R38])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nsert d'entrainement (vis incluse)</text:p>
          </table:table-cell>
          <table:table-cell table:formula="of:=SUM([.D39:.R3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nterrupteur bleu</text:p>
          </table:table-cell>
          <table:table-cell table:formula="of:=SUM([.D40:.R4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ime plate</text:p>
          </table:table-cell>
          <table:table-cell table:formula="of:=SUM([.D41:.R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M3 écrou</text:p>
          </table:table-cell>
          <table:table-cell table:formula="of:=SUM([.D42:.R42])" office:value-type="float" office:value="14" calcext:value-type="float">
            <text:p>14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9"/>
          <table:table-cell/>
          <table:table-cell table:style-name="ce9"/>
          <table:table-cell table:style-name="ce1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5" office:value-type="string" calcext:value-type="string">
            <text:p>M3 écrou à ailettes</text:p>
          </table:table-cell>
          <table:table-cell table:formula="of:=SUM([.D43:.R43]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style-name="ce7"/>
          <table:table-cell/>
          <table:table-cell table:style-name="ce12" table:number-columns-repeated="2"/>
          <table:table-cell/>
          <table:table-cell table:style-name="ce12"/>
          <table:table-cell table:style-name="ce1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3 écrou nylstop</text:p>
          </table:table-cell>
          <table:table-cell table:formula="of:=SUM([.D44:.R4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style-name="ce12"/>
          <table:table-cell table:style-name="ce7"/>
          <table:table-cell/>
          <table:table-cell table:style-name="ce12" table:number-columns-repeated="2"/>
          <table:table-cell/>
          <table:table-cell table:style-name="ce12"/>
          <table:table-cell table:style-name="ce1"/>
          <table:table-cell table:style-name="ce14" table:number-columns-repeated="997"/>
          <table:table-cell/>
        </table:table-row>
        <table:table-row table:style-name="ro1">
          <table:table-cell/>
          <table:table-cell table:style-name="ce5" office:value-type="string" calcext:value-type="string">
            <text:p>M3 rondelle</text:p>
          </table:table-cell>
          <table:table-cell table:formula="of:=SUM([.D45:.R4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M3 rondelle large</text:p>
          </table:table-cell>
          <table:table-cell table:formula="of:=SUM([.D46:.R4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M3x6 sans tête</text:p>
          </table:table-cell>
          <table:table-cell table:formula="of:=SUM([.D47:.R47])" office:value-type="float" office:value="12" calcext:value-type="float">
            <text:p>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5" office:value-type="string" calcext:value-type="string">
            <text:p>M3x8 CHC</text:p>
          </table:table-cell>
          <table:table-cell table:formula="of:=SUM([.D48:.R48])" office:value-type="float" office:value="20" calcext:value-type="float">
            <text:p>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style-name="ce12"/>
          <table:table-cell table:style-name="ce1"/>
          <table:table-cell table:number-columns-repeated="3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3x10 CHC</text:p>
          </table:table-cell>
          <table:table-cell table:formula="of:=SUM([.D49:.R4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/>
          <table:table-cell table:style-name="ce12"/>
          <table:table-cell table:style-name="ce1" table:number-columns-repeated="2"/>
          <table:table-cell table:number-columns-repeated="2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M3x16 CHC</text:p>
          </table:table-cell>
          <table:table-cell table:formula="of:=SUM([.D50:.R50]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"/>
          <table:table-cell table:style-name="ce12"/>
          <table:table-cell table:style-name="ce7"/>
          <table:table-cell table:style-name="ce12" table:number-columns-repeated="2"/>
          <table:table-cell table:number-columns-repeated="4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3x20 CHC</text:p>
          </table:table-cell>
          <table:table-cell table:formula="of:=SUM([.D51:.R51])"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number-columns-repeated="6"/>
          <table:table-cell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3x25 CHC</text:p>
          </table:table-cell>
          <table:table-cell table:formula="of:=SUM([.D52:.R52])"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2"/>
          <table:table-cell table:style-name="ce7"/>
          <table:table-cell table:style-name="ce12"/>
          <table:table-cell table:number-columns-repeated="5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3x30 TFHC</text:p>
          </table:table-cell>
          <table:table-cell table:formula="of:=SUM([.D53:.R53])"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7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4x8 TBHC</text:p>
          </table:table-cell>
          <table:table-cell table:formula="of:=SUM([.D54:.R54])"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4x25 CHC</text:p>
          </table:table-cell>
          <table:table-cell table:formula="of:=SUM([.D55:.R5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4 écrou nylstop</text:p>
          </table:table-cell>
          <table:table-cell table:formula="of:=SUM([.D56:.R5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/>
          <table:table-cell table:style-name="ce5" office:value-type="string" calcext:value-type="string">
            <text:p>M4 écrou-T</text:p>
          </table:table-cell>
          <table:table-cell table:formula="of:=SUM([.D57:.R57])"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2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M4 rondelle</text:p>
          </table:table-cell>
          <table:table-cell table:formula="of:=SUM([.D58:.R5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style-name="ce12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Micro interrupteur à levier (noir)</text:p>
          </table:table-cell>
          <table:table-cell table:formula="of:=SUM([.D59:.R59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1"/>
          <table:table-cell/>
          <table:table-cell table:style-name="ce9"/>
          <table:table-cell table:number-columns-repeated="1003"/>
        </table:table-row>
        <table:table-row table:style-name="ro1">
          <table:table-cell table:style-name="ce2"/>
          <table:table-cell table:style-name="ce5" office:value-type="string" calcext:value-type="string">
            <text:p>Moteur nema14 HY0006 0.8A</text:p>
          </table:table-cell>
          <table:table-cell table:formula="of:=SUM([.D60:.R60]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oteur nema17 court ?A</text:p>
          </table:table-cell>
          <table:table-cell table:formula="of:=SUM([.D61:.R61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7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oteur nema17 HS3001 1.20A</text:p>
          </table:table-cell>
          <table:table-cell table:formula="of:=SUM([.D62:.R62])" office:value-type="float" office:value="1" calcext:value-type="float">
            <text:p>1</text:p>
          </table:table-cell>
          <table:table-cell table:number-columns-repeated="10"/>
          <table:table-cell table:style-name="ce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Tête chauffante e3Dlite6</text:p>
          </table:table-cell>
          <table:table-cell table:formula="of:=SUM([.D63:.R63])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style-name="ce8"/>
          <table:table-cell/>
          <table:table-cell table:style-name="ce9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ce brucelles</text:p>
          </table:table-cell>
          <table:table-cell table:formula="of:=SUM([.D64:.R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Plateau alu 150x140x4mm</text:p>
          </table:table-cell>
          <table:table-cell table:formula="of:=SUM([.D65:.R65])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table:style-name="ce14" table:number-columns-repeated="997"/>
          <table:table-cell/>
        </table:table-row>
        <table:table-row table:style-name="ro3">
          <table:table-cell table:style-name="ce2" office:value-type="string" calcext:value-type="string">
            <text:p><text:a xlink:href="https://flex3drive.com/product/printbite/" xlink:type="simple">https://flex3drive.com/product/printbite/</text:a></text:p>
          </table:table-cell>
          <table:table-cell office:value-type="string" calcext:value-type="string">
            <text:p>Plateau PrintBite 150x140mm</text:p>
          </table:table-cell>
          <table:table-cell table:formula="of:=SUM([.D66:.R66])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Prise</text:p>
          </table:table-cell>
          <table:table-cell table:formula="of:=SUM([.D67:.R6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style-name="ce9"/>
          <table:table-cell table:number-columns-repeated="7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Poulie GT2 20 dents 5mm bore</text:p>
          </table:table-cell>
          <table:table-cell table:formula="of:=SUM([.D68:.R68]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Profilé alu 2020 200mm</text:p>
          </table:table-cell>
          <table:table-cell table:formula="of:=SUM([.D69:.R69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Profilé alu 2020 300mm</text:p>
          </table:table-cell>
          <table:table-cell table:formula="of:=SUM([.D70:.R70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Raccord MA12-04-M5</text:p>
          </table:table-cell>
          <table:table-cell table:formula="of:=SUM([.D71:.R71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style-name="ce13"/>
          <table:table-cell table:style-name="ce9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Ressort compression 751-483</text:p>
          </table:table-cell>
          <table:table-cell table:formula="of:=SUM([.D72:.R72]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style-name="ce2"/>
          <table:table-cell table:style-name="ce5" office:value-type="string" calcext:value-type="string">
            <text:p>Ressort compression 751-584</text:p>
          </table:table-cell>
          <table:table-cell table:formula="of:=SUM([.D73:.R73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6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Roulement à bille 603ZZ</text:p>
          </table:table-cell>
          <table:table-cell table:formula="of:=SUM([.D74:.R74]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number-columns-repeated="7"/>
          <table:table-cell table:style-name="ce14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Thermistance 100K pré-cablée</text:p>
          </table:table-cell>
          <table:table-cell table:formula="of:=SUM([.D75:.R75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urbine 30x30x10 mm</text:p>
          </table:table-cell>
          <table:table-cell table:formula="of:=SUM([.D76:.R76])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style-name="ce8"/>
          <table:table-cell/>
          <table:table-cell table:style-name="ce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Ventilateur 40x40x10mm</text:p>
          </table:table-cell>
          <table:table-cell table:formula="of:=SUM([.D77:.R77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style-name="ce9"/>
          <table:table-cell/>
          <table:table-cell table:style-name="ce9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PIECES IMPRIMEES</text:p>
          </table:table-cell>
          <table:table-cell table:formula="of:=SUM([.C80:.C98])" office:value-type="float" office:value="26" calcext:value-type="float">
            <text:p>26</text:p>
          </table:table-cell>
          <table:table-cell table:number-columns-repeated="23"/>
          <table:table-cell table:style-name="ce14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chariot-X</text:p>
          </table:table-cell>
          <table:table-cell table:formula="of:=SUM([.D80:.R80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chariot-Z-droite</text:p>
          </table:table-cell>
          <table:table-cell table:formula="of:=SUM([.D81:.R8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chariot-Z-gauche</text:p>
          </table:table-cell>
          <table:table-cell table:formula="of:=SUM([.D82:.R82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table:style-name="ce8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charnière-extérieure</text:p>
          </table:table-cell>
          <table:table-cell table:formula="of:=SUM([.D83:.R83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0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charnière-intérieure</text:p>
          </table:table-cell>
          <table:table-cell table:formula="of:=SUM([.D84:.R8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0"/>
          <table:table-cell table:style-name="ce14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PIF26-entrainement-fil-capot</text:p>
          </table:table-cell>
          <table:table-cell table:formula="of:=SUM([.D85:.R85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PIF26-entrainement-fil-corps</text:p>
          </table:table-cell>
          <table:table-cell table:formula="of:=SUM([.D86:.R86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PIF26-entrainement-fil-levier</text:p>
          </table:table-cell>
          <table:table-cell table:formula="of:=SUM([.D87:.R8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entretoise-minitronics</text:p>
          </table:table-cell>
          <table:table-cell table:formula="of:=SUM([.D88:.R88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5"/>
          <table:table-cell table:style-name="ce8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pied-A</text:p>
          </table:table-cell>
          <table:table-cell table:formula="of:=SUM([.D89:.R8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table:style-name="ce14" table:number-columns-repeated="997"/>
          <table:table-cell/>
        </table:table-row>
        <table:table-row table:style-name="ro1">
          <table:table-cell table:style-name="ce2"/>
          <table:table-cell office:value-type="string" calcext:value-type="string">
            <text:p>pied-B</text:p>
          </table:table-cell>
          <table:table-cell table:formula="of:=SUM([.D90:.R9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table:style-name="ce14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poignée</text:p>
          </table:table-cell>
          <table:table-cell table:formula="of:=SUM([.D91:.R9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1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Sommet-Z</text:p>
          </table:table-cell>
          <table:table-cell table:formula="of:=SUM([.D92:.R92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support-bobine</text:p>
          </table:table-cell>
          <table:table-cell table:formula="of:=SUM([.D93:.R93])"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9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support-capteur-Y</text:p>
          </table:table-cell>
          <table:table-cell table:formula="of:=SUM([.D94:.R94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crémaillère 178mm</text:p>
          </table:table-cell>
          <table:table-cell table:formula="of:=SUM([.D95:.R95]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support-moteur-Y</text:p>
          </table:table-cell>
          <table:table-cell table:formula="of:=SUM([.D96:.R9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8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support-roulement-Y</text:p>
          </table:table-cell>
          <table:table-cell table:formula="of:=SUM([.D97:.R9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table:style-name="ce8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Support-tête-impression e3Dlite6</text:p>
          </table:table-cell>
          <table:table-cell table:formula="of:=SUM([.D98:.R98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table:style-name="ce8" table:number-columns-repeated="99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IECES DECOUPEES</text:p>
          </table:table-cell>
          <table:table-cell table:formula="of:=SUM([.C101:.C103])" office:value-type="float" office:value="3" calcext:value-type="float">
            <text:p>3</text:p>
          </table:table-cell>
          <table:table-cell table:number-columns-repeated="23"/>
          <table:table-cell table:style-name="ce1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Plaque-fond</text:p>
          </table:table-cell>
          <table:table-cell table:formula="of:=SUM([.D101:.R10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table:style-name="ce1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Plaque-arrière</text:p>
          </table:table-cell>
          <table:table-cell table:formula="of:=SUM([.D102:.R10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table:style-name="ce1" table:number-columns-repeated="997"/>
          <table:table-cell/>
        </table:table-row>
        <table:table-row table:style-name="ro1">
          <table:table-cell/>
          <table:table-cell office:value-type="string" calcext:value-type="string">
            <text:p>Chariot-Y</text:p>
          </table:table-cell>
          <table:table-cell table:formula="of:=SUM([.D103:.R103]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table:style-name="ce1" table:number-columns-repeated="99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UTRES OUTI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rs-particuliers.com/WebCatalog/Multimetre_numerique__RS_Pro_RS14__10A_ac__600V_ac__600_V_ac_dc__1000_V-1231938.aspx" xlink:type="simple">https://rs-particuliers.com/WebCatalog/Multimetre_numerique__RS_Pro_RS14__10A_ac__600V_ac__600_V_ac_dc__1000_V-1231938.aspx</text:a></text:p>
          </table:table-cell>
          <table:table-cell office:value-type="string" calcext:value-type="string">
            <text:p>Multimètre avec thermocoup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rs-particuliers.com/WebCatalog/Trousse_a_outils_PVC_308mm_x_230mm_x-7077259.aspx" xlink:type="simple">https://rs-particuliers.com/WebCatalog/Trousse_a_outils_PVC_308mm_x_230mm_x-7077259.aspx</text:a></text:p>
          </table:table-cell>
          <table:table-cell office:value-type="string" calcext:value-type="string">
            <text:p>Trousse à outils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3:34:35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03T14:21:24.729000000</dc:date>
    <meta:print-date>2015-08-14T12:58:27Z</meta:print-date>
    <meta:editing-duration>PT54M29S</meta:editing-duration>
    <meta:editing-cycles>12</meta:editing-cycles>
    <meta:document-statistic meta:table-count="1" meta:cell-count="376" meta:object-count="0"/>
  </office:meta>
</office:document-meta>
</file>